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9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5-1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8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4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2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20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9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1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2-02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10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86902857143" calcext:value-type="float">
            <text:p>12.5986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712325" calcext:value-type="float">
            <text:p>12.7971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0304" calcext:value-type="float">
            <text:p>13.12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39485" calcext:value-type="float">
            <text:p>13.3039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23855483871" calcext:value-type="float">
            <text:p>13.482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3589677419" calcext:value-type="float">
            <text:p>13.466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73525" calcext:value-type="float">
            <text:p>13.1217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1455483871" calcext:value-type="float">
            <text:p>12.751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8845" calcext:value-type="float">
            <text:p>12.7918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0516" calcext:value-type="float">
            <text:p>12.51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20325" calcext:value-type="float">
            <text:p>12.45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38689655172" calcext:value-type="float">
            <text:p>12.693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214" calcext:value-type="float">
            <text:p>13.523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916" calcext:value-type="float">
            <text:p>13.9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78885" calcext:value-type="float">
            <text:p>14.347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25224" calcext:value-type="float">
            <text:p>13.88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46748387097" calcext:value-type="float">
            <text:p>14.174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7312941177" calcext:value-type="float">
            <text:p>13.941731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4993548387" calcext:value-type="float">
            <text:p>13.569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9109677419" calcext:value-type="float">
            <text:p>12.929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1895483871" calcext:value-type="float">
            <text:p>12.461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86049032258" calcext:value-type="float">
            <text:p>12.238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92885714286" calcext:value-type="float">
            <text:p>12.269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652675" calcext:value-type="float">
            <text:p>12.5965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94575" calcext:value-type="float">
            <text:p>12.9009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99784" calcext:value-type="float">
            <text:p>13.33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73708387097" calcext:value-type="float">
            <text:p>13.6473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24264" calcext:value-type="float">
            <text:p>13.6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1779" calcext:value-type="float">
            <text:p>13.471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42825806452" calcext:value-type="float">
            <text:p>13.494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96157419355" calcext:value-type="float">
            <text:p>13.0996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9922580645" calcext:value-type="float">
            <text:p>13.100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4861935484" calcext:value-type="float">
            <text:p>12.7144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1636129032" calcext:value-type="float">
            <text:p>12.6161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44855172414" calcext:value-type="float">
            <text:p>12.634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7468387097" calcext:value-type="float">
            <text:p>12.8457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9122580645" calcext:value-type="float">
            <text:p>12.84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0776" calcext:value-type="float">
            <text:p>13.27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8449" calcext:value-type="float">
            <text:p>13.498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316" calcext:value-type="float">
            <text:p>13.45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3741935484" calcext:value-type="float">
            <text:p>13.723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8289032258" calcext:value-type="float">
            <text:p>13.649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8784" calcext:value-type="float">
            <text:p>13.68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67460645161" calcext:value-type="float">
            <text:p>13.736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0584" calcext:value-type="float">
            <text:p>13.0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0086153846" calcext:value-type="float">
            <text:p>12.93500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156" calcext:value-type="float">
            <text:p>13.69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07472" calcext:value-type="float">
            <text:p>13.75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914825" calcext:value-type="float">
            <text:p>13.7591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9976" calcext:value-type="float">
            <text:p>14.02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80412903226" calcext:value-type="float">
            <text:p>13.94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36938181818" calcext:value-type="float">
            <text:p>13.41369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49896" calcext:value-type="float">
            <text:p>12.18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96425" calcext:value-type="float">
            <text:p>11.9059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82033103448" calcext:value-type="float">
            <text:p>12.05820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1868571429" calcext:value-type="float">
            <text:p>12.8161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46" calcext:value-type="float">
            <text:p>12.31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82304" calcext:value-type="float">
            <text:p>12.30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4484" calcext:value-type="float">
            <text:p>12.2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91248" calcext:value-type="float">
            <text:p>13.4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92219354839" calcext:value-type="float">
            <text:p>13.439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2368" calcext:value-type="float">
            <text:p>13.55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52193684211" calcext:value-type="float">
            <text:p>13.205219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78202105263" calcext:value-type="float">
            <text:p>12.39782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4896" calcext:value-type="float">
            <text:p>12.24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59907096774" calcext:value-type="float">
            <text:p>12.215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7762857143" calcext:value-type="float">
            <text:p>12.5247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9643870968" calcext:value-type="float">
            <text:p>12.791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19125" calcext:value-type="float">
            <text:p>12.960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8281290323" calcext:value-type="float">
            <text:p>13.3978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02802580645" calcext:value-type="float">
            <text:p>13.500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86" calcext:value-type="float">
            <text:p>13.4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97308387097" calcext:value-type="float">
            <text:p>13.4797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6188" calcext:value-type="float">
            <text:p>13.69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25352" calcext:value-type="float">
            <text:p>13.83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395225" calcext:value-type="float">
            <text:p>13.333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04312" calcext:value-type="float">
            <text:p>13.00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06007272727" calcext:value-type="float">
            <text:p>12.98060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34272727273" calcext:value-type="float">
            <text:p>13.9134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0910967742" calcext:value-type="float">
            <text:p>14.285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40168" calcext:value-type="float">
            <text:p>14.71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9287" calcext:value-type="float">
            <text:p>14.869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9536" calcext:value-type="float">
            <text:p>14.8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58010322581" calcext:value-type="float">
            <text:p>15.245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76875" calcext:value-type="float">
            <text:p>15.2947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436" calcext:value-type="float">
            <text:p>14.6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73875" calcext:value-type="float">
            <text:p>14.6737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4384" calcext:value-type="float">
            <text:p>13.9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02475" calcext:value-type="float">
            <text:p>13.410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50193103448" calcext:value-type="float">
            <text:p>14.0150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512125" calcext:value-type="float">
            <text:p>14.3051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35230967742" calcext:value-type="float">
            <text:p>14.693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7259354839" calcext:value-type="float">
            <text:p>15.1857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6456774194" calcext:value-type="float">
            <text:p>15.4776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47056" calcext:value-type="float">
            <text:p>15.7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11575" calcext:value-type="float">
            <text:p>15.4041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38807741935" calcext:value-type="float">
            <text:p>15.2938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7509677419" calcext:value-type="float">
            <text:p>15.078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0707096774" calcext:value-type="float">
            <text:p>13.9990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12128" calcext:value-type="float">
            <text:p>13.3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30475" calcext:value-type="float">
            <text:p>13.1063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06357142857" calcext:value-type="float">
            <text:p>13.2506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123" calcext:value-type="float">
            <text:p>13.557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06265806452" calcext:value-type="float">
            <text:p>13.960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68147096774" calcext:value-type="float">
            <text:p>14.2368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2980645161" calcext:value-type="float">
            <text:p>14.34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4557419355" calcext:value-type="float">
            <text:p>14.4864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53458064516" calcext:value-type="float">
            <text:p>14.135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9132903226" calcext:value-type="float">
            <text:p>13.6859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729225" calcext:value-type="float">
            <text:p>13.3872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24328" calcext:value-type="float">
            <text:p>12.9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36855" calcext:value-type="float">
            <text:p>12.7236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2974285714" calcext:value-type="float">
            <text:p>12.9932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1548" calcext:value-type="float">
            <text:p>13.40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4845714286" calcext:value-type="float">
            <text:p>14.5994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9272258065" calcext:value-type="float">
            <text:p>14.4119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820175" calcext:value-type="float">
            <text:p>14.568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88885" calcext:value-type="float">
            <text:p>14.728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44136" calcext:value-type="float">
            <text:p>14.4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835975" calcext:value-type="float">
            <text:p>14.3083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5664" calcext:value-type="float">
            <text:p>13.98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69975" calcext:value-type="float">
            <text:p>13.9806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29868571429" calcext:value-type="float">
            <text:p>13.8829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5511" calcext:value-type="float">
            <text:p>14.3755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6996129032" calcext:value-type="float">
            <text:p>14.999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044" calcext:value-type="float">
            <text:p>15.46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916125" calcext:value-type="float">
            <text:p>16.1491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89008" calcext:value-type="float">
            <text:p>16.1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938425" calcext:value-type="float">
            <text:p>16.4093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3783225806" calcext:value-type="float">
            <text:p>16.7183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4092903226" calcext:value-type="float">
            <text:p>16.511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45917419355" calcext:value-type="float">
            <text:p>15.5745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5979354839" calcext:value-type="float">
            <text:p>14.9235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21465806452" calcext:value-type="float">
            <text:p>14.6921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4891034483" calcext:value-type="float">
            <text:p>14.88348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884825" calcext:value-type="float">
            <text:p>15.1688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9710967742" calcext:value-type="float">
            <text:p>15.6109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8472" calcext:value-type="float">
            <text:p>15.94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60771612903" calcext:value-type="float">
            <text:p>16.226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93385806452" calcext:value-type="float">
            <text:p>16.6093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39654193548" calcext:value-type="float">
            <text:p>16.6839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405" calcext:value-type="float">
            <text:p>16.57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42216" calcext:value-type="float">
            <text:p>16.4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13945714286" calcext:value-type="float">
            <text:p>14.6413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03525" calcext:value-type="float">
            <text:p>14.250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21114285714" calcext:value-type="float">
            <text:p>14.1721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5979354839" calcext:value-type="float">
            <text:p>14.5425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2046451613" calcext:value-type="float">
            <text:p>14.923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3056" calcext:value-type="float">
            <text:p>15.2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934825" calcext:value-type="float">
            <text:p>15.3593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0136" calcext:value-type="float">
            <text:p>15.29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4528516129" calcext:value-type="float">
            <text:p>15.314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85778064516" calcext:value-type="float">
            <text:p>14.848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2043870968" calcext:value-type="float">
            <text:p>14.3312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7566451613" calcext:value-type="float">
            <text:p>13.624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19287741936" calcext:value-type="float">
            <text:p>13.391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2265714286" calcext:value-type="float">
            <text:p>12.91622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11575" calcext:value-type="float">
            <text:p>13.1181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64402580645" calcext:value-type="float">
            <text:p>13.2564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19455" calcext:value-type="float">
            <text:p>14.041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1643870968" calcext:value-type="float">
            <text:p>14.011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05282580645" calcext:value-type="float">
            <text:p>13.9605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6065" calcext:value-type="float">
            <text:p>13.6156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18805" calcext:value-type="float">
            <text:p>13.5218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24838709677" calcext:value-type="float">
            <text:p>13.482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1997419355" calcext:value-type="float">
            <text:p>13.200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79323870968" calcext:value-type="float">
            <text:p>13.297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66182857143" calcext:value-type="float">
            <text:p>13.5466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524925" calcext:value-type="float">
            <text:p>13.8052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2353548387" calcext:value-type="float">
            <text:p>14.1242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5620645161" calcext:value-type="float">
            <text:p>14.550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44655483871" calcext:value-type="float">
            <text:p>14.884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03536" calcext:value-type="float">
            <text:p>14.97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83830769231" calcext:value-type="float">
            <text:p>15.1983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51316923077" calcext:value-type="float">
            <text:p>15.38513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83752258065" calcext:value-type="float">
            <text:p>14.9483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8016" calcext:value-type="float">
            <text:p>14.49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821" calcext:value-type="float">
            <text:p>13.807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7691034483" calcext:value-type="float">
            <text:p>13.69476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583575" calcext:value-type="float">
            <text:p>13.9258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25927741936" calcext:value-type="float">
            <text:p>14.1325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9101538461" calcext:value-type="float">
            <text:p>14.40391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42251428571" calcext:value-type="float">
            <text:p>14.8642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80978064516" calcext:value-type="float">
            <text:p>14.8180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0580645161" calcext:value-type="float">
            <text:p>14.70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18128" calcext:value-type="float">
            <text:p>14.3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6206451613" calcext:value-type="float">
            <text:p>14.44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5314285714" calcext:value-type="float">
            <text:p>14.865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282" calcext:value-type="float">
            <text:p>14.94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27825" calcext:value-type="float">
            <text:p>15.1802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13181935484" calcext:value-type="float">
            <text:p>15.561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85835" calcext:value-type="float">
            <text:p>16.098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97712" calcext:value-type="float">
            <text:p>16.6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753425" calcext:value-type="float">
            <text:p>16.8475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11225" calcext:value-type="float">
            <text:p>16.601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0928" calcext:value-type="float">
            <text:p>16.84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51052903226" calcext:value-type="float">
            <text:p>16.365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2843636364" calcext:value-type="float">
            <text:p>15.25228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2744" calcext:value-type="float">
            <text:p>14.8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43637142857" calcext:value-type="float">
            <text:p>14.8843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7063225807" calcext:value-type="float">
            <text:p>15.1517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6069677419" calcext:value-type="float">
            <text:p>15.450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2536" calcext:value-type="float">
            <text:p>15.69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8345806452" calcext:value-type="float">
            <text:p>15.6248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14416" calcext:value-type="float">
            <text:p>15.80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1616" calcext:value-type="float">
            <text:p>15.9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3646451613" calcext:value-type="float">
            <text:p>15.822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78872" calcext:value-type="float">
            <text:p>14.9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76580645161" calcext:value-type="float">
            <text:p>14.937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63285714286" calcext:value-type="float">
            <text:p>15.256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7496774194" calcext:value-type="float">
            <text:p>15.54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4890322581" calcext:value-type="float">
            <text:p>15.79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22232" calcext:value-type="float">
            <text:p>16.1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8225" calcext:value-type="float">
            <text:p>16.486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181425" calcext:value-type="float">
            <text:p>16.8018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347" calcext:value-type="float">
            <text:p>16.873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18664" calcext:value-type="float">
            <text:p>16.76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52235" calcext:value-type="float">
            <text:p>15.885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57494193548" calcext:value-type="float">
            <text:p>14.9557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481775" calcext:value-type="float">
            <text:p>14.9248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93552" calcext:value-type="float">
            <text:p>15.05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90025" calcext:value-type="float">
            <text:p>15.2039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35425" calcext:value-type="float">
            <text:p>15.4073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82585806452" calcext:value-type="float">
            <text:p>15.588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33225" calcext:value-type="float">
            <text:p>15.6123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3323870968" calcext:value-type="float">
            <text:p>16.1173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2655" calcext:value-type="float">
            <text:p>16.221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04035" calcext:value-type="float">
            <text:p>15.420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35248" calcext:value-type="float">
            <text:p>15.6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0433548387" calcext:value-type="float">
            <text:p>14.8740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66872258065" calcext:value-type="float">
            <text:p>14.3966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0584" calcext:value-type="float">
            <text:p>14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8605217391" calcext:value-type="float">
            <text:p>13.825860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2913" calcext:value-type="float">
            <text:p>14.162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27197419355" calcext:value-type="float">
            <text:p>14.312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7024" calcext:value-type="float">
            <text:p>14.7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91065" calcext:value-type="float">
            <text:p>14.9491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71081290323" calcext:value-type="float">
            <text:p>15.257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796" calcext:value-type="float">
            <text:p>15.2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581" calcext:value-type="float">
            <text:p>15.697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548" calcext:value-type="float">
            <text:p>14.67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47585454546" calcext:value-type="float">
            <text:p>14.10475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8704" calcext:value-type="float">
            <text:p>13.8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9136" calcext:value-type="float">
            <text:p>13.8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9608888889" calcext:value-type="float">
            <text:p>14.02396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8464516129" calcext:value-type="float">
            <text:p>14.28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55419354839" calcext:value-type="float">
            <text:p>14.475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51568" calcext:value-type="float">
            <text:p>14.9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3695483871" calcext:value-type="float">
            <text:p>15.43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3952" calcext:value-type="float">
            <text:p>15.6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82469677419" calcext:value-type="float">
            <text:p>15.6182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134" calcext:value-type="float">
            <text:p>15.8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8336" calcext:value-type="float">
            <text:p>15.50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3749677419" calcext:value-type="float">
            <text:p>15.118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63977142857" calcext:value-type="float">
            <text:p>15.1563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81721290323" calcext:value-type="float">
            <text:p>15.388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81891612903" calcext:value-type="float">
            <text:p>15.598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99528" calcext:value-type="float">
            <text:p>15.9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59790967742" calcext:value-type="float">
            <text:p>16.0559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54872" calcext:value-type="float">
            <text:p>16.11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20345806452" calcext:value-type="float">
            <text:p>16.082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20225" calcext:value-type="float">
            <text:p>16.0962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74" calcext:value-type="float">
            <text:p>15.9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20012903226" calcext:value-type="float">
            <text:p>15.152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08192" calcext:value-type="float">
            <text:p>14.58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28294193548" calcext:value-type="float">
            <text:p>14.452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59889655172" calcext:value-type="float">
            <text:p>14.4159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27948387097" calcext:value-type="float">
            <text:p>14.37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4103225807" calcext:value-type="float">
            <text:p>14.688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70056" calcext:value-type="float">
            <text:p>15.1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83177142857" calcext:value-type="float">
            <text:p>15.2783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21192" calcext:value-type="float">
            <text:p>16.0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1654193548" calcext:value-type="float">
            <text:p>15.9981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5008" calcext:value-type="float">
            <text:p>15.91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98833548387" calcext:value-type="float">
            <text:p>15.8798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52584" calcext:value-type="float">
            <text:p>14.94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2387096774" calcext:value-type="float">
            <text:p>14.58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1194285714" calcext:value-type="float">
            <text:p>14.6171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75003076923" calcext:value-type="float">
            <text:p>14.81750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9243076923" calcext:value-type="float">
            <text:p>14.78092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19896" calcext:value-type="float">
            <text:p>14.85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824" calcext:value-type="float">
            <text:p>15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47896" calcext:value-type="float">
            <text:p>15.6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99068387097" calcext:value-type="float">
            <text:p>15.6499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6133333333" calcext:value-type="float">
            <text:p>15.617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212" calcext:value-type="float">
            <text:p>15.66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9375483871" calcext:value-type="float">
            <text:p>15.612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6570322581" calcext:value-type="float">
            <text:p>14.4746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98805714286" calcext:value-type="float">
            <text:p>14.7198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4763870968" calcext:value-type="float">
            <text:p>14.983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55409032258" calcext:value-type="float">
            <text:p>15.155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0432" calcext:value-type="float">
            <text:p>15.61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34742857143" calcext:value-type="float">
            <text:p>15.823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13632" calcext:value-type="float">
            <text:p>16.803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21556129032" calcext:value-type="float">
            <text:p>16.3621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81448" calcext:value-type="float">
            <text:p>15.73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45238709677" calcext:value-type="float">
            <text:p>14.564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75968" calcext:value-type="float">
            <text:p>14.14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7922580645" calcext:value-type="float">
            <text:p>14.167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86331428571" calcext:value-type="float">
            <text:p>14.3186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7158709677" calcext:value-type="float">
            <text:p>14.5767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7999483871" calcext:value-type="float">
            <text:p>14.817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4204" calcext:value-type="float">
            <text:p>15.0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46735483871" calcext:value-type="float">
            <text:p>15.02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81688" calcext:value-type="float">
            <text:p>15.16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4447483871" calcext:value-type="float">
            <text:p>15.3544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9065806452" calcext:value-type="float">
            <text:p>15.057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37016" calcext:value-type="float">
            <text:p>14.83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77047741935" calcext:value-type="float">
            <text:p>14.6477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52672" calcext:value-type="float">
            <text:p>14.35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06198709677" calcext:value-type="float">
            <text:p>14.5706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0253793104" calcext:value-type="float">
            <text:p>14.77302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45230967742" calcext:value-type="float">
            <text:p>15.074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26430967742" calcext:value-type="float">
            <text:p>15.2726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31976" calcext:value-type="float">
            <text:p>15.37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79058064516" calcext:value-type="float">
            <text:p>15.567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99232" calcext:value-type="float">
            <text:p>15.53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649575" calcext:value-type="float">
            <text:p>15.3964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97512258065" calcext:value-type="float">
            <text:p>15.2897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80008" calcext:value-type="float">
            <text:p>15.34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0990967742" calcext:value-type="float">
            <text:p>15.492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9072" calcext:value-type="float">
            <text:p>15.79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0317419355" calcext:value-type="float">
            <text:p>16.0470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32917142857" calcext:value-type="float">
            <text:p>16.21329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55447741936" calcext:value-type="float">
            <text:p>16.415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83494193548" calcext:value-type="float">
            <text:p>16.708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2008" calcext:value-type="float">
            <text:p>17.0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79375483871" calcext:value-type="float">
            <text:p>17.517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03256" calcext:value-type="float">
            <text:p>17.54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3349677419" calcext:value-type="float">
            <text:p>17.4653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3166451613" calcext:value-type="float">
            <text:p>17.7243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57928" calcext:value-type="float">
            <text:p>16.9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893" calcext:value-type="float">
            <text:p>15.907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5368" calcext:value-type="float">
            <text:p>15.19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9922580645" calcext:value-type="float">
            <text:p>15.00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08062857143" calcext:value-type="float">
            <text:p>15.0508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1496774194" calcext:value-type="float">
            <text:p>15.70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7096774194" calcext:value-type="float">
            <text:p>15.60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7048" calcext:value-type="float">
            <text:p>15.64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64015483871" calcext:value-type="float">
            <text:p>15.896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8096" calcext:value-type="float">
            <text:p>16.07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9729032258" calcext:value-type="float">
            <text:p>16.325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70258064516" calcext:value-type="float">
            <text:p>16.147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69504" calcext:value-type="float">
            <text:p>16.0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06358709677" calcext:value-type="float">
            <text:p>15.4606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3656" calcext:value-type="float">
            <text:p>15.06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7073548387" calcext:value-type="float">
            <text:p>14.852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8531428571" calcext:value-type="float">
            <text:p>14.9358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02952258065" calcext:value-type="float">
            <text:p>15.0702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2336516129" calcext:value-type="float">
            <text:p>15.302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8252" calcext:value-type="float">
            <text:p>15.4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70322580645" calcext:value-type="float">
            <text:p>15.70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93536" calcext:value-type="float">
            <text:p>15.85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2500645161" calcext:value-type="float">
            <text:p>16.245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28268387097" calcext:value-type="float">
            <text:p>16.1528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81504" calcext:value-type="float">
            <text:p>15.47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470875" calcext:value-type="float">
            <text:p>14.8147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1576" calcext:value-type="float">
            <text:p>14.67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04521290323" calcext:value-type="float">
            <text:p>14.5804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1773793104" calcext:value-type="float">
            <text:p>14.84617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42918709677" calcext:value-type="float">
            <text:p>14.9942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9569032258" calcext:value-type="float">
            <text:p>15.054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5984" calcext:value-type="float">
            <text:p>15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43891612903" calcext:value-type="float">
            <text:p>15.6743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58" calcext:value-type="float">
            <text:p>15.8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2637419355" calcext:value-type="float">
            <text:p>15.617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39976" calcext:value-type="float">
            <text:p>15.4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0616774194" calcext:value-type="float">
            <text:p>14.996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39416" calcext:value-type="float">
            <text:p>14.2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31538064516" calcext:value-type="float">
            <text:p>14.123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25817142857" calcext:value-type="float">
            <text:p>14.3425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17824516129" calcext:value-type="float">
            <text:p>14.531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41705806452" calcext:value-type="float">
            <text:p>14.8841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1856" calcext:value-type="float">
            <text:p>15.4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63494193548" calcext:value-type="float">
            <text:p>15.946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4224" calcext:value-type="float">
            <text:p>16.13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3063483871" calcext:value-type="float">
            <text:p>16.4730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71584516129" calcext:value-type="float">
            <text:p>16.397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33264" calcext:value-type="float">
            <text:p>15.74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67437419355" calcext:value-type="float">
            <text:p>15.2667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42815483871" calcext:value-type="float">
            <text:p>14.174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6737142857" calcext:value-type="float">
            <text:p>14.3166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3060645161" calcext:value-type="float">
            <text:p>14.4073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41421935484" calcext:value-type="float">
            <text:p>14.534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92824" calcext:value-type="float">
            <text:p>14.62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8825806452" calcext:value-type="float">
            <text:p>14.865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79384" calcext:value-type="float">
            <text:p>14.7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10939354839" calcext:value-type="float">
            <text:p>14.7010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25625806452" calcext:value-type="float">
            <text:p>14.97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96704" calcext:value-type="float">
            <text:p>14.9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0791" calcext:value-type="float">
            <text:p>14.710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6936" calcext:value-type="float">
            <text:p>14.26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76015483871" calcext:value-type="float">
            <text:p>14.067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25368571429" calcext:value-type="float">
            <text:p>14.0925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9840516129" calcext:value-type="float">
            <text:p>13.619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3932903226" calcext:value-type="float">
            <text:p>14.0973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8263225807" calcext:value-type="float">
            <text:p>14.2068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35638709677" calcext:value-type="float">
            <text:p>14.50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3008" calcext:value-type="float">
            <text:p>14.70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1442580645" calcext:value-type="float">
            <text:p>14.6981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4637419355" calcext:value-type="float">
            <text:p>14.5504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6172903226" calcext:value-type="float">
            <text:p>13.603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02832" calcext:value-type="float">
            <text:p>13.34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41148387097" calcext:value-type="float">
            <text:p>13.504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82375172414" calcext:value-type="float">
            <text:p>13.69823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44036129032" calcext:value-type="float">
            <text:p>13.7744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75618064516" calcext:value-type="float">
            <text:p>13.577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47576" calcext:value-type="float">
            <text:p>13.8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5899354839" calcext:value-type="float">
            <text:p>14.097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98576" calcext:value-type="float">
            <text:p>14.04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09450322581" calcext:value-type="float">
            <text:p>13.7309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58670967742" calcext:value-type="float">
            <text:p>13.635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2216" calcext:value-type="float">
            <text:p>13.4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91421935484" calcext:value-type="float">
            <text:p>12.6291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6192" calcext:value-type="float">
            <text:p>12.47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0114285714" calcext:value-type="float">
            <text:p>12.229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21326451613" calcext:value-type="float">
            <text:p>12.4421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76144516129" calcext:value-type="float">
            <text:p>13.187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42912" calcext:value-type="float">
            <text:p>13.40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36232258065" calcext:value-type="float">
            <text:p>13.503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51288" calcext:value-type="float">
            <text:p>13.70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3290322581" calcext:value-type="float">
            <text:p>13.75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3336774194" calcext:value-type="float">
            <text:p>13.7433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092" calcext:value-type="float">
            <text:p>13.7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69664516129" calcext:value-type="float">
            <text:p>13.336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17568" calcext:value-type="float">
            <text:p>13.1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45775483871" calcext:value-type="float">
            <text:p>13.494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87805714286" calcext:value-type="float">
            <text:p>13.5387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70761290323" calcext:value-type="float">
            <text:p>13.47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66129032258" calcext:value-type="float">
            <text:p>13.826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2384" calcext:value-type="float">
            <text:p>14.1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6343225806" calcext:value-type="float">
            <text:p>14.5756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26352" calcext:value-type="float">
            <text:p>14.63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89827096774" calcext:value-type="float">
            <text:p>14.818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34131612903" calcext:value-type="float">
            <text:p>14.7234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9044" calcext:value-type="float">
            <text:p>14.44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7956129032" calcext:value-type="float">
            <text:p>13.862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7" calcext:value-type="float">
            <text:p>13.3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96384516129" calcext:value-type="float">
            <text:p>13.379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46837142857" calcext:value-type="float">
            <text:p>13.6346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66129032258" calcext:value-type="float">
            <text:p>13.826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71329032258" calcext:value-type="float">
            <text:p>14.177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6584" calcext:value-type="float">
            <text:p>14.4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7224516129" calcext:value-type="float">
            <text:p>14.787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06712" calcext:value-type="float">
            <text:p>14.92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4828387097" calcext:value-type="float">
            <text:p>14.543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8642580645" calcext:value-type="float">
            <text:p>13.981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756" calcext:value-type="float">
            <text:p>13.4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8355" calcext:value-type="float">
            <text:p>12.780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94488" calcext:value-type="float">
            <text:p>12.7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4774193548" calcext:value-type="float">
            <text:p>12.779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2744827586" calcext:value-type="float">
            <text:p>12.8772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96851612903" calcext:value-type="float">
            <text:p>13.08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4392516129" calcext:value-type="float">
            <text:p>13.4643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4608" calcext:value-type="float">
            <text:p>13.69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6882580645" calcext:value-type="float">
            <text:p>13.7166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1968" calcext:value-type="float">
            <text:p>13.7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35014193548" calcext:value-type="float">
            <text:p>13.7335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6792516129" calcext:value-type="float">
            <text:p>13.616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3336" calcext:value-type="float">
            <text:p>13.4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0384516129" calcext:value-type="float">
            <text:p>13.40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0312" calcext:value-type="float">
            <text:p>13.3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50869677419" calcext:value-type="float">
            <text:p>13.195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71125714286" calcext:value-type="float">
            <text:p>13.1471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3326451613" calcext:value-type="float">
            <text:p>13.280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6549677419" calcext:value-type="float">
            <text:p>13.548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4464" calcext:value-type="float">
            <text:p>13.65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5367741936" calcext:value-type="float">
            <text:p>13.684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1608" calcext:value-type="float">
            <text:p>13.8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35710967742" calcext:value-type="float">
            <text:p>13.5535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3848" calcext:value-type="float">
            <text:p>13.2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2580645161" calcext:value-type="float">
            <text:p>12.88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17192" calcext:value-type="float">
            <text:p>12.8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5471428571" calcext:value-type="float">
            <text:p>12.8685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51741935484" calcext:value-type="float">
            <text:p>12.88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0077419355" calcext:value-type="float">
            <text:p>13.18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088" calcext:value-type="float">
            <text:p>13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51442580645" calcext:value-type="float">
            <text:p>13.5551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646" calcext:value-type="float">
            <text:p>13.5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76828387097" calcext:value-type="float">
            <text:p>13.857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37672258065" calcext:value-type="float">
            <text:p>13.8937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22" calcext:value-type="float">
            <text:p>13.3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1323870968" calcext:value-type="float">
            <text:p>12.9931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86008" calcext:value-type="float">
            <text:p>12.52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4451612903" calcext:value-type="float">
            <text:p>12.312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9265714286" calcext:value-type="float">
            <text:p>12.42092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82929032258" calcext:value-type="float">
            <text:p>12.028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3131428571" calcext:value-type="float">
            <text:p>12.1393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4512" calcext:value-type="float">
            <text:p>12.27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14098064516" calcext:value-type="float">
            <text:p>12.3614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96168" calcext:value-type="float">
            <text:p>12.52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7233548387" calcext:value-type="float">
            <text:p>12.694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61581935484" calcext:value-type="float">
            <text:p>12.3761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3364" calcext:value-type="float">
            <text:p>12.18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32133333333" calcext:value-type="float">
            <text:p>12.163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57752" calcext:value-type="float">
            <text:p>11.81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2090322581" calcext:value-type="float">
            <text:p>11.271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5084137931" calcext:value-type="float">
            <text:p>10.9915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38990967742" calcext:value-type="float">
            <text:p>10.8438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02430967742" calcext:value-type="float">
            <text:p>11.3102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11504" calcext:value-type="float">
            <text:p>11.54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5016" calcext:value-type="float">
            <text:p>11.58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6264" calcext:value-type="float">
            <text:p>11.53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4570322581" calcext:value-type="float">
            <text:p>11.350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50198709677" calcext:value-type="float">
            <text:p>11.6750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4424" calcext:value-type="float">
            <text:p>11.59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6779354839" calcext:value-type="float">
            <text:p>11.372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2736" calcext:value-type="float">
            <text:p>11.15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3333333333" calcext:value-type="float">
            <text:p>11.091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47354285714" calcext:value-type="float">
            <text:p>11.5447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94014545455" calcext:value-type="float">
            <text:p>11.55940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9079483871" calcext:value-type="float">
            <text:p>12.029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8432" calcext:value-type="float">
            <text:p>12.23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0283870968" calcext:value-type="float">
            <text:p>12.161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96456" calcext:value-type="float">
            <text:p>12.0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44461538462" calcext:value-type="float">
            <text:p>11.8344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8524137931" calcext:value-type="float">
            <text:p>11.8388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4840516129" calcext:value-type="float">
            <text:p>11.714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5074285714" calcext:value-type="float">
            <text:p>11.6255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717" calcext:value-type="float">
            <text:p>11.64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03470967742" calcext:value-type="float">
            <text:p>11.380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7536" calcext:value-type="float">
            <text:p>11.43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091232" calcext:value-type="float">
            <text:p>11.200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532" calcext:value-type="float">
            <text:p>10.8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663072" calcext:value-type="float">
            <text:p>10.776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1555862069" calcext:value-type="float">
            <text:p>10.7041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39578181818" calcext:value-type="float">
            <text:p>10.95395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776" calcext:value-type="float">
            <text:p>11.2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9165217391" calcext:value-type="float">
            <text:p>11.60691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51989677419" calcext:value-type="float">
            <text:p>11.805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6197894737" calcext:value-type="float">
            <text:p>11.696619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11904" calcext:value-type="float">
            <text:p>11.86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8876" calcext:value-type="float">
            <text:p>10.8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4635294118" calcext:value-type="float">
            <text:p>10.49946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31230344828" calcext:value-type="float">
            <text:p>10.48312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4803076923" calcext:value-type="float">
            <text:p>10.466480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39050322581" calcext:value-type="float">
            <text:p>10.7439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94144" calcext:value-type="float">
            <text:p>10.85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10301935484" calcext:value-type="float">
            <text:p>10.971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70948571429" calcext:value-type="float">
            <text:p>10.9370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84768" calcext:value-type="float">
            <text:p>11.02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98792258065" calcext:value-type="float">
            <text:p>10.9798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4104" calcext:value-type="float">
            <text:p>10.95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72944516129" calcext:value-type="float">
            <text:p>10.627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7384" calcext:value-type="float">
            <text:p>10.53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8856774194" calcext:value-type="float">
            <text:p>10.5398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43" calcext:value-type="float">
            <text:p>10.679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4434" calcext:value-type="float">
            <text:p>10.58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2175483871" calcext:value-type="float">
            <text:p>10.89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6032" calcext:value-type="float">
            <text:p>10.82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61808" calcext:value-type="float">
            <text:p>10.94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148" calcext:value-type="float">
            <text:p>11.0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67847741935" calcext:value-type="float">
            <text:p>11.0967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25744516129" calcext:value-type="float">
            <text:p>10.962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9192" calcext:value-type="float">
            <text:p>11.18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2744" calcext:value-type="float">
            <text:p>11.0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2788" calcext:value-type="float">
            <text:p>10.460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0973793104" calcext:value-type="float">
            <text:p>10.39609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708" calcext:value-type="float">
            <text:p>10.6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64041290323" calcext:value-type="float">
            <text:p>10.386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95447741936" calcext:value-type="float">
            <text:p>10.319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2816" calcext:value-type="float">
            <text:p>10.45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3156" calcext:value-type="float">
            <text:p>10.7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25744516129" calcext:value-type="float">
            <text:p>10.962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7669677419" calcext:value-type="float">
            <text:p>11.0157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4924" calcext:value-type="float">
            <text:p>10.69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4274" calcext:value-type="float">
            <text:p>10.57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6530909091" calcext:value-type="float">
            <text:p>10.24765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02228571429" calcext:value-type="float">
            <text:p>9.9210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0844" calcext:value-type="float">
            <text:p>9.8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91771428572" calcext:value-type="float">
            <text:p>9.91891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97004" calcext:value-type="float">
            <text:p>10.099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0612" calcext:value-type="float">
            <text:p>10.2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6004" calcext:value-type="float">
            <text:p>10.44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4436129032" calcext:value-type="float">
            <text:p>10.2844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589006451613" calcext:value-type="float">
            <text:p>9.9358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184248275862" calcext:value-type="float">
            <text:p>9.80184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938374193548" calcext:value-type="float">
            <text:p>9.719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3352" calcext:value-type="float">
            <text:p>9.31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333522580645" calcext:value-type="float">
            <text:p>8.9133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16717241379" calcext:value-type="float">
            <text:p>8.82616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52335483871" calcext:value-type="float">
            <text:p>8.8085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622116129032" calcext:value-type="float">
            <text:p>8.996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12568" calcext:value-type="float">
            <text:p>9.1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46193548387" calcext:value-type="float">
            <text:p>9.263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28416" calcext:value-type="float">
            <text:p>9.22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22296774194" calcext:value-type="float">
            <text:p>9.3302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79974193548" calcext:value-type="float">
            <text:p>9.237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43296" calcext:value-type="float">
            <text:p>9.44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75089655173" calcext:value-type="float">
            <text:p>9.515750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500551724138" calcext:value-type="float">
            <text:p>9.1750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47111111111" calcext:value-type="float">
            <text:p>8.8634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50571428571" calcext:value-type="float">
            <text:p>8.7815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0495" calcext:value-type="float">
            <text:p>8.7780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043148387097" calcext:value-type="float">
            <text:p>9.130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93961290323" calcext:value-type="float">
            <text:p>9.299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16576" calcext:value-type="float">
            <text:p>9.40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57368" calcext:value-type="float">
            <text:p>9.42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918193548387" calcext:value-type="float">
            <text:p>9.309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64816" calcext:value-type="float">
            <text:p>9.13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00361290323" calcext:value-type="float">
            <text:p>9.050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41248" calcext:value-type="float">
            <text:p>8.97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802504347826" calcext:value-type="float">
            <text:p>8.748025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30228571429" calcext:value-type="float">
            <text:p>8.7323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78477419355" calcext:value-type="float">
            <text:p>8.4297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751716129032" calcext:value-type="float">
            <text:p>8.6975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97066666667" calcext:value-type="float">
            <text:p>8.86697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0843" calcext:value-type="float">
            <text:p>9.030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30775" calcext:value-type="float">
            <text:p>9.383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56256" calcext:value-type="float">
            <text:p>9.14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58288" calcext:value-type="float">
            <text:p>9.1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8655483871" calcext:value-type="float">
            <text:p>8.940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5232" calcext:value-type="float">
            <text:p>8.40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86993548387" calcext:value-type="float">
            <text:p>8.336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79371428571" calcext:value-type="float">
            <text:p>8.4187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00436363637" calcext:value-type="float">
            <text:p>8.31300436363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579" calcext:value-type="float">
            <text:p>8.569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1844" calcext:value-type="float">
            <text:p>8.91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821651612903" calcext:value-type="float">
            <text:p>9.008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2032" calcext:value-type="float">
            <text:p>9.14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80774193548" calcext:value-type="float">
            <text:p>9.3018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83504" calcext:value-type="float">
            <text:p>9.45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25737931035" calcext:value-type="float">
            <text:p>9.00925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5052" calcext:value-type="float">
            <text:p>8.92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55745454546" calcext:value-type="float">
            <text:p>8.99755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35795862069" calcext:value-type="float">
            <text:p>9.1435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011896774194" calcext:value-type="float">
            <text:p>9.2601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974270967742" calcext:value-type="float">
            <text:p>9.4697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77248" calcext:value-type="float">
            <text:p>9.8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18934193548" calcext:value-type="float">
            <text:p>10.0118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8738" calcext:value-type="float">
            <text:p>9.968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94064516129" calcext:value-type="float">
            <text:p>9.762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676412903226" calcext:value-type="float">
            <text:p>9.456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0904" calcext:value-type="float">
            <text:p>9.53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34838709678" calcext:value-type="float">
            <text:p>9.3873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0968" calcext:value-type="float">
            <text:p>9.13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77264516129" calcext:value-type="float">
            <text:p>8.7997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767466666667" calcext:value-type="float">
            <text:p>8.6576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96110967742" calcext:value-type="float">
            <text:p>8.5396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295948387097" calcext:value-type="float">
            <text:p>8.7829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74752" calcext:value-type="float">
            <text:p>8.9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6815483871" calcext:value-type="float">
            <text:p>8.992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5632" calcext:value-type="float">
            <text:p>8.97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76774193548" calcext:value-type="float">
            <text:p>8.9817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23122580645" calcext:value-type="float">
            <text:p>8.843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06832" calcext:value-type="float">
            <text:p>8.92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767922580645" calcext:value-type="float">
            <text:p>8.617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39208" calcext:value-type="float">
            <text:p>8.10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16774193548" calcext:value-type="float">
            <text:p>7.991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20257142857" calcext:value-type="float">
            <text:p>8.1522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11303225807" calcext:value-type="float">
            <text:p>8.2171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884774193549" calcext:value-type="float">
            <text:p>8.47884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6288" calcext:value-type="float">
            <text:p>8.56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05367741936" calcext:value-type="float">
            <text:p>8.455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29625" calcext:value-type="float">
            <text:p>8.46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582133333333" calcext:value-type="float">
            <text:p>8.6458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747716129032" calcext:value-type="float">
            <text:p>8.377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524" calcext:value-type="float">
            <text:p>8.25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94296774194" calcext:value-type="float">
            <text:p>7.851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904" calcext:value-type="float">
            <text:p>7.4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47070967742" calcext:value-type="float">
            <text:p>7.2934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104371428571" calcext:value-type="float">
            <text:p>7.3710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26714285714" calcext:value-type="float">
            <text:p>7.1992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71664516129" calcext:value-type="float">
            <text:p>7.5897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244" calcext:value-type="float">
            <text:p>7.6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02864516129" calcext:value-type="float">
            <text:p>7.800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99672727273" calcext:value-type="float">
            <text:p>7.7669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998736842105" calcext:value-type="float">
            <text:p>7.919987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140672" calcext:value-type="float">
            <text:p>7.84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748" calcext:value-type="float">
            <text:p>7.76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859483870968" calcext:value-type="float">
            <text:p>7.438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2432" calcext:value-type="float">
            <text:p>7.17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6544516129" calcext:value-type="float">
            <text:p>7.030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38289655172" calcext:value-type="float">
            <text:p>6.95238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15277419355" calcext:value-type="float">
            <text:p>6.802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27135483871" calcext:value-type="float">
            <text:p>6.962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279617391304" calcext:value-type="float">
            <text:p>7.032796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6335483871" calcext:value-type="float">
            <text:p>7.084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77866666667" calcext:value-type="float">
            <text:p>7.0767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08516129032" calcext:value-type="float">
            <text:p>7.146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451" calcext:value-type="float">
            <text:p>7.037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38933333333" calcext:value-type="float">
            <text:p>6.5863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7744" calcext:value-type="float">
            <text:p>6.24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933729032258" calcext:value-type="float">
            <text:p>6.0293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35111111111" calcext:value-type="float">
            <text:p>6.12535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18993548387" calcext:value-type="float">
            <text:p>6.325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6912" calcext:value-type="float">
            <text:p>6.4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449777777778" calcext:value-type="float">
            <text:p>6.49449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002369230769" calcext:value-type="float">
            <text:p>6.520023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398234482759" calcext:value-type="float">
            <text:p>6.45398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0210811248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6" meta:object-count="0"/>
    <meta:user-defined meta:name="AppVersion">3.0</meta:user-defined>
  </office:meta>
</office:document-meta>
</file>